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0.75cm"/>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4" style:family="paragraph">
      <style:paragraph-properties fo:text-align="center"/>
      <style:text-properties fo:color="#94006b" fo:font-size="18pt" style:font-size-asian="18pt" style:font-size-complex="18pt"/>
    </style:style>
    <style:style style:name="P5" style:family="paragraph">
      <style:paragraph-properties fo:text-align="center"/>
      <style:text-properties fo:font-size="40pt" fo:font-style="normal" fo:font-weight="normal" style:font-size-asian="40pt" style:font-style-asian="normal" style:font-weight-asian="normal" style:font-size-complex="40pt" style:font-style-complex="normal" style:font-weight-complex="normal"/>
    </style:style>
    <style:style style:name="T1" style:family="text">
      <style:text-properties fo:font-size="18pt" fo:font-style="italic" style:font-size-asian="18pt" style:font-size-complex="18pt"/>
    </style:style>
    <style:style style:name="T2" style:family="text">
      <style:text-properties fo:font-size="40pt" fo:font-style="normal"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75cm" svg:y="10.65cm">
            <text:p/>
          </draw:rect>
          <draw:frame draw:style-name="gr2" draw:text-style-name="P3" draw:layer="layout" svg:width="13.5cm" svg:height="1.212cm" svg:x="4.75cm" svg:y="10.788cm">
            <draw:text-box>
              <text:p text:style-name="P2"><text:span text:style-name="T1">The µController Radio Communication Library</text:span></text:p>
            </draw:text-box>
          </draw:frame>
          <draw:polygon draw:style-name="gr3" draw:text-style-name="P4" draw:layer="layout" svg:width="1.864cm" svg:height="1.539cm" svg:x="5cm" svg:y="9.29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4" draw:layer="layout" svg:width="1.209cm" svg:height="1.19cm" svg:x="7.5cm" svg:y="9.26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4" draw:layer="layout" svg:width="2.078cm" svg:height="1.219cm" svg:x="8.847cm" svg:y="9.26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4" draw:layer="layout" svg:width="1.912cm" svg:height="1.219cm" svg:x="11.307cm" svg:y="9.26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4" draw:layer="layout" svg:width="2.109cm" svg:height="1.219cm" svg:x="13.517cm" svg:y="9.26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4" draw:layer="layout" svg:width="0.375cm" svg:height="1.658cm" svg:x="16.102cm" svg:y="8.8cm" svg:viewBox="0 0 376 1659" draw:points="376,1659 0,1659 0,0 376,0">
            <text:p/>
          </draw:polygon>
          <draw:g>
            <draw:g>
              <draw:g>
                <draw:circle draw:style-name="gr4" draw:text-style-name="P1" draw:layer="layout" svg:width="0.371cm" svg:height="0.372cm" draw:transform="rotate (1.5707963267946) translate (17.314cm 8.691cm)">
                  <text:p/>
                </draw:circle>
                <draw:custom-shape draw:style-name="gr5" draw:text-style-name="P1" draw:layer="layout" svg:width="1.111cm" svg:height="1.112cm" draw:transform="rotate (-1.57079632679579) translate (18.056cm 7.941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222cm" svg:y="9.05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056cm 7.95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frame draw:style-name="gr6" draw:text-style-name="P5" draw:layer="layout" svg:width="10.75cm" svg:height="3.401cm" svg:x="6.125cm" svg:y="12cm">
          <draw:text-box>
            <text:p text:style-name="P1"><text:span text:style-name="T2">Axel Wachtler</text:span></text:p>
            <text:p text:style-name="P1"><text:span text:style-name="T2">axel@uracoli.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1-31T04:01:48</meta:creation-date>
    <dc:date>2011-03-15T13:31:45</dc:date>
    <meta:editing-cycles>11</meta:editing-cycles>
    <meta:editing-duration>PT00H39M57S</meta:editing-duration>
    <dc:creator>axel </dc:creator>
    <meta:document-statistic meta:object-count="19"/>
    <meta:user-defined meta:name="Info 1"/>
    <meta:user-defined meta:name="Info 2"/>
    <meta:user-defined meta:name="Info 3"/>
    <meta:user-defined meta:name="Info 4"/>
  </office:meta>
</office:document-meta>
</file>